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92684"/>
    </style:style>
    <style:style style:name="P20" style:family="paragraph" style:parent-style-name="Footnote">
      <style:text-properties style:font-name="Liberation Sans" officeooo:paragraph-rsid="103d6e8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c3b2a9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fc57c5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Standard">
      <style:text-properties officeooo:rsid="101e3872" officeooo:paragraph-rsid="101e3872"/>
    </style:style>
    <style:style style:name="P78" style:family="paragraph" style:parent-style-name="Standard">
      <style:text-properties officeooo:paragraph-rsid="101fb94a"/>
    </style:style>
    <style:style style:name="P79" style:family="paragraph" style:parent-style-name="Standard">
      <style:text-properties officeooo:paragraph-rsid="10245b8e"/>
    </style:style>
    <style:style style:name="P80" style:family="paragraph" style:parent-style-name="Standard">
      <style:text-properties officeooo:paragraph-rsid="10259f28"/>
    </style:style>
    <style:style style:name="P81" style:family="paragraph" style:parent-style-name="Standard">
      <style:text-properties officeooo:paragraph-rsid="10279665"/>
    </style:style>
    <style:style style:name="P82" style:family="paragraph" style:parent-style-name="Standard">
      <style:text-properties officeooo:rsid="104324ed" officeooo:paragraph-rsid="102a6057"/>
    </style:style>
    <style:style style:name="P83" style:family="paragraph" style:parent-style-name="Footnote">
      <style:text-properties officeooo:paragraph-rsid="10383aa1"/>
    </style:style>
    <style:style style:name="P84" style:family="paragraph" style:parent-style-name="Standard">
      <style:text-properties officeooo:paragraph-rsid="103ecee1"/>
    </style:style>
    <style:style style:name="P85" style:family="paragraph" style:parent-style-name="Standard">
      <style:text-properties officeooo:paragraph-rsid="103f66d8"/>
    </style:style>
    <style:style style:name="P86" style:family="paragraph" style:parent-style-name="Standard">
      <style:text-properties officeooo:paragraph-rsid="103fdc47"/>
    </style:style>
    <style:style style:name="P87" style:family="paragraph" style:parent-style-name="Standard">
      <style:text-properties officeooo:paragraph-rsid="1041db9b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style:font-size-asian="12pt" style:font-size-complex="12pt"/>
    </style:style>
    <style:style style:name="T267" style:family="text">
      <style:text-properties style:use-window-font-color="true" loext:opacity="0%" style:font-name="Liberation Sans" officeooo:rsid="0efd8e5c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officeooo:rsid="04473353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font-size="10pt" officeooo:rsid="04473353" style:font-size-asian="10pt" style:font-size-complex="10pt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officeooo:rsid="0e80285f"/>
    </style:style>
    <style:style style:name="T278" style:family="text">
      <style:text-properties officeooo:rsid="0e838e2a"/>
    </style:style>
    <style:style style:name="T279" style:family="text">
      <style:text-properties officeooo:rsid="0e83c34e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7" style:family="text">
      <style:text-properties officeooo:rsid="0f0ca65a"/>
    </style:style>
    <style:style style:name="T288" style:family="text">
      <style:text-properties officeooo:rsid="1031b2ca"/>
    </style:style>
    <style:style style:name="T289" style:family="text">
      <style:text-properties officeooo:rsid="0f82bd44"/>
    </style:style>
    <style:style style:name="T290" style:family="text">
      <style:text-properties officeooo:rsid="0aace3cd"/>
    </style:style>
    <style:style style:name="T291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2">C</text:span><text:span text:style-name="T171">hecklist voor </text:span><text:span text:style-name="T173">de installatie</text:span><text:span text:style-name="T171"> van </text:span><text:span text:style-name="T171"><text:user-field-get text:name="Distro">Debian</text:user-field-get></text:span><text:span text:style-name="T174"><text:s/></text:span><text:span text:style-name="T174"><text:user-field-get text:name="Version">12</text:user-field-get></text:span><text:span text:style-name="Strong_20_Emphasis"><text:span text:style-name="T201"><text:s/></text:span></text:span><text:span text:style-name="Strong_20_Emphasis"><text:span text:style-name="T202">LTS</text:span></text:span><text:span text:style-name="T175"><text:note text:id="ftn1" text:note-class="footnote"><text:note-citation>1</text:note-citation><text:note-body><text:p text:style-name="P20"><text:span text:style-name="T206">LTS</text:span><text:span text:style-name="T212"> </text:span><text:span text:style-name="T213">staat voor</text:span><text:span text:style-name="T214"> </text:span><text:span text:style-name="T206">Long-Term Support, langetermijnondersteuning, </text:span><text:span text:style-name="T215">en </text:span><text:span text:style-name="T217">d</text:span><text:span text:style-name="T215">eze </text:span><text:span text:style-name="T222"><text:user-field-get text:name="Distro">Debian</text:user-field-get></text:span><text:span text:style-name="T223"><text:s/></text:span><text:span text:style-name="T223"><text:user-field-get text:name="Version">12</text:user-field-get></text:span><text:span text:style-name="Strong_20_Emphasis"><text:span text:style-name="T203"><text:s/></text:span></text:span><text:span text:style-name="T215">LTS </text:span><text:span text:style-name="T224"><text:user-field-get text:name="Edition">server</text:user-field-get></text:span><text:span text:style-name="T231"><text:s/></text:span><text:span text:style-name="T218">(codenaam </text:span><text:span text:style-name="T220">bookworm</text:span><text:span text:style-name="T218">) </text:span><text:span text:style-name="T213">van</text:span><text:span text:style-name="T216"> </text:span><text:span text:style-name="T220">juni</text:span><text:span text:style-name="T209"> </text:span><text:span text:style-name="Strong_20_Emphasis"><text:span text:style-name="T122"><text:user-field-get text:name="Releaseyear">2023</text:user-field-get></text:span></text:span><text:span text:style-name="T209"><text:s/></text:span><text:span text:style-name="T206">wordt </text:span><text:span text:style-name="T210">vijf</text:span><text:span text:style-name="T206"> jaar onder</text:span><text:span text:style-name="T219">steund</text:span><text:span text:style-name="T211"> </text:span><text:span text:style-name="T206">tot </text:span><text:span text:style-name="T220">juni</text:span><text:span text:style-name="T207"> </text:span><text:span text:style-name="T206">202</text:span><text:span text:style-name="T220">8</text:span><text:span text:style-name="T208">.</text:span></text:p></text:note-body></text:note></text:span><text:span text:style-name="T176"> </text:span><text:span text:style-name="T176"><text:user-field-get text:name="Edition">server</text:user-field-get></text:span><text:span text:style-name="T230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7">ONDERSTREEPTE</text:span></text:span><text:span text:style-name="T1"> </text:span><text:span text:style-name="T14">woorden</text:span><text:span text:style-name="T13"> het</text:span><text:span text:style-name="Strong_20_Emphasis"><text:span text:style-name="T286"> </text:span></text:span><text:span text:style-name="Strong_20_Emphasis"><text:span text:style-name="T285">tekstvak</text:span></text:span><text:span text:style-name="T14"> </text:span><text:span text:style-name="T15">in,</text:span><text:span text:style-name="T14"> </text:span><text:span text:style-name="T232">zie </text:span><text:span text:style-name="T267">[</text:span><text:span text:style-name="T232">toelichting</text:span><text:span text:style-name="T267">]</text:span><text:span text:style-name="T14">:</text:span></text:p>
      <text:p text:style-name="P24"><text:span text:style-name="Definition"><text:span text:style-name="T234">g</text:span></text:span><text:span text:style-name="Definition"><text:span text:style-name="T233">ebruiker</text:span></text:span><text:span text:style-name="T238"><text:tab/><text:tab/></text:span><text:span text:style-name="T266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9"><text:tab/></text:span><text:span text:style-name="T240">[</text:span><text:span text:style-name="T235">volledige naam, bijv. </text:span><text:span text:style-name="T263">J</text:span><text:span text:style-name="T264">a</text:span><text:span text:style-name="T263">n </text:span><text:span text:style-name="T264">Jansen</text:span><text:span text:style-name="T265">]</text:span></text:p>
      <text:p text:style-name="Standard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90">j</text:span><text:span text:style-name="T191">a</text:span><text:span text:style-name="T190">n</text:span><text:span text:style-name="T192">]</text:span></text:p>
      <text:p text:style-name="P21"><text:span text:style-name="Definition"><text:span text:style-name="T288">serv</text:span></text:span><text:span text:style-name="Definition">ernaam</text:span><text:span text:style-name="T241"><text:tab/><text:tab/><text:tab/></text:span><text:span text:style-name="T239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9"><text:tab/></text:span><text:span text:style-name="T249">[</text:span><text:span text:style-name="T245">naam van de </text:span><text:span text:style-name="T251">server</text:span><text:span text:style-name="T246">, </text:span><text:span text:style-name="T247">bijv. </text:span><text:span text:style-name="T250">sv</text:span><text:span text:style-name="T248">02</text:span><text:span text:style-name="T249">]</text:span></text:p>
      <text:p text:style-name="P21"><text:span text:style-name="Definition"><text:span text:style-name="T234">o</text:span></text:span><text:span text:style-name="Definition"><text:span text:style-name="T233">pstartmenu</text:span></text:span><text:span text:style-name="T239"><text:tab/><text:tab/><text:tab/></text:span><text:span text:style-name="T239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9"><text:tab/></text:span><text:span text:style-name="T249">[</text:span><text:span text:style-name="T245">to</text:span><text:span text:style-name="T252">ets voor het opstartmedium</text:span><text:span text:style-name="T253">]</text:span></text:p>
      <text:p text:style-name="P23"><text:span text:style-name="Definition"><text:span text:style-name="T242">i</text:span></text:span><text:span text:style-name="Definition"><text:span text:style-name="T243">nstellingen</text:span></text:span><text:span text:style-name="T244"><text:tab/> <text:tab/><text:tab/></text:span><text:span text:style-name="T244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4"><text:tab/></text:span><text:span text:style-name="T249">[</text:span><text:span text:style-name="T245">toets voor het UEFI-BIOS-scherm</text:span><text:span text:style-name="T249">]</text:span></text:p>
      <text:p text:style-name="P22"><text:span text:style-name="Definition"><text:span text:style-name="T256">g</text:span></text:span><text:span text:style-name="Definition"><text:span text:style-name="T255">ebruiker</text:span></text:span><text:span text:style-name="Definition"><text:span text:style-name="T257">2</text:span></text:span><text:span text:style-name="T254"><text:tab/></text:span><text:span text:style-name="T266"> <text:tab/><text:tab/></text:span><text:span text:style-name="T239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9"><text:tab/></text:span><text:span text:style-name="T240">[</text:span><text:span text:style-name="T235">volledige naam </text:span><text:span text:style-name="T236">evt. 2</text:span><text:span text:style-name="T268">e</text:span><text:span text:style-name="T236"> gebruiker</text:span><text:span text:style-name="T237">]</text:span></text:p>
      <text:p text:style-name="P55"><text:span text:style-name="Definition"><text:span text:style-name="T256">g</text:span></text:span><text:span text:style-name="Definition"><text:span text:style-name="T255">ebruikersnaam</text:span></text:span><text:span text:style-name="Definition"><text:span text:style-name="T257">2</text:span></text:span><text:span text:style-name="T255"><text:tab/></text:span><text:span text:style-name="T233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3"><text:tab/></text:span><text:span text:style-name="T259">[</text:span><text:span text:style-name="T258">korte naam</text:span><text:span text:style-name="T260"> </text:span><text:span text:style-name="T261">evt. 2</text:span><text:span text:style-name="T269">e</text:span><text:span text:style-name="T261"> gebruiker</text:span><text:span text:style-name="T262">]</text:span></text:p>
      <text:p text:style-name="P25"><text:span text:style-name="T177">Vervang </text:span><text:span text:style-name="T180">de</text:span><text:span text:style-name="T177"> </text:span><text:span text:style-name="Definition"><text:span text:style-name="T18">ONDERSTREEPTE</text:span></text:span><text:span text:style-name="T177"> </text:span><text:span text:style-name="T178">woorden </text:span><text:span text:style-name="T177">in deze checklist door </text:span><text:span text:style-name="T180">d</text:span><text:span text:style-name="T182">i</text:span><text:span text:style-name="T180">e </text:span><text:span text:style-name="T181">in </text:span><text:span text:style-name="T182">het</text:span><text:span text:style-name="Strong_20_Emphasis"><text:span text:style-name="T42"> </text:span></text:span><text:span text:style-name="Strong_20_Emphasis"><text:span text:style-name="T58">tekstvak</text:span></text:span><text:span text:style-name="T177">.</text:span></text:p>
      <text:p text:style-name="P29"/>
      <text:p text:style-name="P29"/>
      <text:p text:style-name="P27"><text:span text:style-name="T188">Nieuwe installatie?</text:span><text:span text:style-name="T179"><text:tab/></text:span><text:span text:style-name="T184"></text:span><text:span text:style-name="T186"><text:tab/></text:span><text:span text:style-name="T185">B</text:span><text:span text:style-name="T179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3">.</text:span></text:p>
      <text:p text:style-name="P26"><text:span text:style-name="Strong_20_Emphasis"><text:span text:style-name="T187"/></text:span></text:p>
      <text:p text:style-name="P26"><text:span text:style-name="Strong_20_Emphasis"><text:span text:style-name="T187"/></text:span></text:p>
      <text:list xml:id="list2607525337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7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72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60"><text:span text:style-name="T278">Debian-</text:span><text:span text:style-name="T279">p</text:span>akket kz plaatst documenten en scripts van Karel Zimmer <text:span text:style-name="T277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62">) </text:span></text:span>voor het installeren en beheren van Debian en op Debian gebaseerd systeem zoals Ubuntu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85"><text:span text:style-name="T4">Typ 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6"><text:span text:style-name="Strong_20_Emphasis"><text:span text:style-name="T47">K</text:span></text:span><text:span text:style-name="Strong_20_Emphasis"><text:span text:style-name="T48">ie</text:span></text:span><text:span text:style-name="Strong_20_Emphasis"><text:span text:style-name="T49">s</text:span></text:span><text:span text:style-name="Strong_20_Emphasis"><text:span text:style-name="T46"> </text:span></text:span><text:span text:style-name="Strong_20_Emphasis"><text:span text:style-name="T89">1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3"/>
      <text:list xml:id="list140959129086856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204">Start de computer op vanaf </text:span><text:span text:style-name="T205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4"><text:s/></text:span></text:span><text:span text:style-name="Strong_20_Emphasis"><text:span text:style-name="T200">LTS </text:span></text:span><text:span text:style-name="Strong_20_Emphasis"><text:span text:style-name="T198"><text:user-field-get text:name="Edition">server</text:user-field-get></text:span></text:span><text:span text:style-name="Strong_20_Emphasis"><text:span text:style-name="T198"><text:s/></text:span></text:span><text:span text:style-name="Strong_20_Emphasis"><text:span text:style-name="T199">Live</text:span></text:span><text:span text:style-name="T98"><text:note text:id="ftn4" text:note-class="footnote"><text:note-citation>1</text:note-citation><text:note-body><text:p text:style-name="P19"><text:span text:style-name="T270">Vanaf een Live </text:span><text:span text:style-name="T289">usb</text:span><text:span text:style-name="T290">-stick </text:span><text:span text:style-name="T291">(</text:span><text:span text:style-name="T290">of </text:span><text:span text:style-name="T291">dvd</text:span><text:span text:style-name="T221">)</text:span><text:span text:style-name="T273"> </text:span><text:span text:style-name="T270">kunt u opstarten en met </text:span><text:span text:style-name="T225"><text:user-field-get text:name="Distro">Debian</text:user-field-get></text:span><text:span text:style-name="T226"><text:s/></text:span><text:span text:style-name="T270">werken zonder deze te installeren.</text:span></text:p></text:note-body></text:note></text:span><text:span text:style-name="T97"> </text:span><text:span text:style-name="T102">usb</text:span><text:span text:style-name="T99">-stick</text:span><text:span text:style-name="T99"><text:note text:id="ftn5" text:note-class="footnote"><text:note-citation>2</text:note-citation><text:note-body><text:p text:style-name="P83"><text:span text:style-name="Strong_20_Emphasis"><text:span text:style-name="T115">D</text:span></text:span><text:span text:style-name="Strong_20_Emphasis"><text:span text:style-name="T107">ow</text:span></text:span><text:span text:style-name="Strong_20_Emphasis"><text:span text:style-name="T108">nload </text:span></text:span><text:span text:style-name="Strong_20_Emphasis"><text:span text:style-name="T105">e</text:span></text:span><text:span text:style-name="Strong_20_Emphasis"><text:span text:style-name="T109">e</text:span></text:span><text:span text:style-name="Strong_20_Emphasis"><text:span text:style-name="T110">n</text:span></text:span><text:span text:style-name="Strong_20_Emphasis"><text:span text:style-name="T136"> </text:span></text:span><text:span text:style-name="Strong_20_Emphasis"><text:span text:style-name="T165">cd</text:span></text:span><text:span text:style-name="Strong_20_Emphasis"><text:span text:style-name="T159">-beeldbestand</text:span></text:span><text:span text:style-name="Strong_20_Emphasis"><text:span text:style-name="T108"> </text:span></text:span><text:span text:style-name="Strong_20_Emphasis"><text:span text:style-name="T117">(.iso) </text:span></text:span><text:span text:style-name="Strong_20_Emphasis"><text:span text:style-name="T111">v</text:span></text:span><text:span text:style-name="Strong_20_Emphasis"><text:span text:style-name="T112">anaf</text:span></text:span><text:span text:style-name="Strong_20_Emphasis"><text:span text:style-name="T113"> </text:span></text:span><text:a xlink:type="simple" xlink:href="https://www.debian.org/CD/live/" text:style-name="Internet_20_link" text:visited-style-name="Visited_20_Internet_20_Link"><text:span text:style-name="Strong_20_Emphasis"><text:span text:style-name="T274">debian.org/cd/live</text:span></text:span></text:a><text:span text:style-name="Strong_20_Emphasis"><text:span text:style-name="T113">, </text:span></text:span><text:span text:style-name="Strong_20_Emphasis"><text:span text:style-name="T118">klik onder </text:span></text:span><text:span text:style-name="Strong_20_Emphasis"><text:span text:style-name="T123">DVD/USB</text:span></text:span><text:span text:style-name="Strong_20_Emphasis"><text:span text:style-name="T118"> op </text:span></text:span><text:span text:style-name="Strong_20_Emphasis"><text:span text:style-name="T123">amd64</text:span></text:span><text:span text:style-name="Strong_20_Emphasis"><text:span text:style-name="T118">.</text:span></text:span><text:span text:style-name="Strong_20_Emphasis"><text:span text:style-name="T113"><text:line-break/></text:span></text:span><text:span text:style-name="Strong_20_Emphasis"><text:span text:style-name="T119">K</text:span></text:span><text:span text:style-name="Strong_20_Emphasis"><text:span text:style-name="T116">lik op</text:span></text:span><text:span text:style-name="Strong_20_Emphasis"><text:span text:style-name="T114"> </text:span></text:span><text:span text:style-name="Strong_20_Emphasis"><text:span text:style-name="T124">debian-live-1</text:span></text:span><text:span text:style-name="Strong_20_Emphasis"><text:span text:style-name="T123">2</text:span></text:span><text:span text:style-name="Strong_20_Emphasis"><text:span text:style-name="T124">.</text:span></text:span><text:span text:style-name="Strong_20_Emphasis"><text:span text:style-name="T125">x</text:span></text:span><text:span text:style-name="Strong_20_Emphasis"><text:span text:style-name="T124">.</text:span></text:span><text:span text:style-name="Strong_20_Emphasis"><text:span text:style-name="T125">y</text:span></text:span><text:span text:style-name="Strong_20_Emphasis"><text:span text:style-name="T126">-</text:span></text:span><text:span text:style-name="Strong_20_Emphasis"><text:span text:style-name="T124">amd64-</text:span></text:span><text:span text:style-name="Strong_20_Emphasis"><text:span text:style-name="T121">s</text:span></text:span><text:span text:style-name="Strong_20_Emphasis"><text:span text:style-name="T124">tan</text:span></text:span><text:span text:style-name="Strong_20_Emphasis"><text:span text:style-name="T128">dard</text:span></text:span><text:span text:style-name="Strong_20_Emphasis"><text:span text:style-name="T127">.iso</text:span></text:span><text:span text:style-name="Strong_20_Emphasis"><text:span text:style-name="T108">.<text:line-break/></text:span></text:span><text:span text:style-name="Strong_20_Emphasis"><text:span text:style-name="T115">Plaats een </text:span></text:span><text:span text:style-name="Strong_20_Emphasis"><text:span text:style-name="T120">usb</text:span></text:span><text:span text:style-name="Strong_20_Emphasis"><text:span text:style-name="T108">-stick </text:span></text:span><text:span text:style-name="Strong_20_Emphasis"><text:span text:style-name="T115">van minimaal </text:span></text:span><text:span text:style-name="Strong_20_Emphasis"><text:span text:style-name="T121">2</text:span></text:span><text:span text:style-name="Strong_20_Emphasis"><text:span text:style-name="T108"> GB.<text:line-break/></text:span></text:span><text:span text:style-name="Strong_20_Emphasis"><text:span text:style-name="T147">Zoek</text:span></text:span><text:span text:style-name="Strong_20_Emphasis"><text:span text:style-name="T148"> </text:span></text:span><text:span text:style-name="Strong_20_Emphasis"><text:span text:style-name="T167">s</text:span></text:span><text:span text:style-name="Strong_20_Emphasis"><text:span text:style-name="T168">ch</text:span></text:span><text:span text:style-name="Strong_20_Emphasis"><text:span text:style-name="T148"> en klik op het pictogram van</text:span></text:span><text:span text:style-name="Strong_20_Emphasis"><text:span text:style-name="T149"> </text:span></text:span><text:span text:style-name="Strong_20_Emphasis"><text:span text:style-name="T170">Schijven</text:span></text:span><text:span text:style-name="Strong_20_Emphasis"><text:span text:style-name="T150">. Selecteer de </text:span></text:span><text:span text:style-name="Strong_20_Emphasis"><text:span text:style-name="T166">usb</text:span></text:span><text:span text:style-name="Strong_20_Emphasis"><text:span text:style-name="T150">-stick in de lijst van schijven aan de linkerkant en klik rechtsboven op </text:span></text:span><text:span text:style-name="Strong_20_Emphasis"><text:span text:style-name="T169">Schijfinstellingen</text:span></text:span><text:span text:style-name="Strong_20_Emphasis"><text:span text:style-name="T150"> </text:span></text:span><text:span text:style-name="Strong_20_Emphasis"><text:span text:style-name="T169">⋮</text:span></text:span><text:span text:style-name="Strong_20_Emphasis"><text:span text:style-name="T150"> (icoontje met de drie puntjes).</text:span></text:span></text:p><text:p text:style-name="P61"><text:span text:style-name="Strong_20_Emphasis"><text:span text:style-name="T150"><text:tab/>Kies </text:span></text:span><text:span text:style-name="Strong_20_Emphasis"><text:span text:style-name="T169">Schijfkopie terugzetten</text:span></text:span><text:span text:style-name="Strong_20_Emphasis"><text:span text:style-name="T150"> en selecteer </text:span></text:span><text:span text:style-name="Strong_20_Emphasis"><text:span text:style-name="T161">het net</text:span></text:span><text:span text:style-name="Strong_20_Emphasis"><text:span text:style-name="T159"> gedownloade </text:span></text:span><text:span text:style-name="Strong_20_Emphasis"><text:span text:style-name="T165">cd</text:span></text:span><text:span text:style-name="Strong_20_Emphasis"><text:span text:style-name="T159">-beeldbestand </text:span></text:span><text:span text:style-name="Strong_20_Emphasis"><text:span text:style-name="T160">(.iso)</text:span></text:span><text:span text:style-name="Strong_20_Emphasis"><text:span text:style-name="T159">.</text:span></text:span></text:p><text:p text:style-name="P56"><text:span text:style-name="Strong_20_Emphasis"><text:span text:style-name="T150"><text:tab/>Klik op </text:span></text:span><text:span text:style-name="Strong_20_Emphasis"><text:span text:style-name="T169">Terugzetten starten</text:span></text:span><text:span text:style-name="Strong_20_Emphasis"><text:span text:style-name="T150"> en vervolgens op </text:span></text:span><text:span text:style-name="Strong_20_Emphasis"><text:span text:style-name="T169">Terugzetten</text:span></text:span><text:span text:style-name="Strong_20_Emphasis"><text:span text:style-name="T151">.<text:line-break/></text:span></text:span><text:span text:style-name="Strong_20_Emphasis"><text:span text:style-name="T163">O</text:span></text:span><text:span text:style-name="Strong_20_Emphasis"><text:span text:style-name="T152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38">Etche</text:span></text:span><text:span text:style-name="Strong_20_Emphasis"><text:span text:style-name="T139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275">etcher.io</text:span></text:span></text:a><text:span text:style-name="Strong_20_Emphasis"><text:span text:style-name="T155">) </text:span></text:span><text:span text:style-name="Strong_20_Emphasis"><text:span text:style-name="T164">dat </text:span></text:span><text:span text:style-name="Strong_20_Emphasis"><text:span text:style-name="T152">beschikbaar </text:span></text:span><text:span text:style-name="Strong_20_Emphasis"><text:span text:style-name="T164">is </text:span></text:span><text:span text:style-name="Strong_20_Emphasis"><text:span text:style-name="T152">voor </text:span></text:span><text:span text:style-name="Strong_20_Emphasis"><text:span text:style-name="T150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8">.</text:span></text:span></text:p></text:note-body></text:note></text:span><text:span text:style-name="T97"> </text:span><text:span text:style-name="T103">of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75"><text:span text:style-name="T100">Opstart/</text:span><text:span text:style-name="T101">bootmenu</text:span><text:span text:style-name="T100"> </text:span><text:span text:style-name="T97">via </text:span><text:span text:style-name="Definition"><text:span text:style-name="T5">opstartmenu</text:span></text:span><text:span text:style-name="T97"> </text:span><text:span text:style-name="T104">en </text:span><text:span text:style-name="T100">instellingen/</text:span><text:span text:style-name="T101">setup</text:span><text:span text:style-name="T97"> via </text:span><text:span text:style-name="Definition"><text:span text:style-name="T5">instellingen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4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 en </text:span></text:span><text:span text:style-name="Strong_20_Emphasis"><text:span text:style-name="T74">d</text:span></text:span><text:span text:style-name="Strong_20_Emphasis"><text:span text:style-name="T69">ruk op de </text:span></text:span><text:span text:style-name="Strong_20_Emphasis"><text:span text:style-name="T70">Enter</text:span></text:span><text:span text:style-name="Strong_20_Emphasis"><text:span text:style-name="T69">-toets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39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8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4"><text:span text:style-name="Strong_20_Emphasis"><text:span text:style-name="T30">Bij </text:span></text:span><text:span text:style-name="Strong_20_Emphasis"><text:span text:style-name="T81">Select a language</text:span></text:span><text:span text:style-name="Strong_20_Emphasis"><text:span text:style-name="T30"> kies </text:span></text:span><text:span text:style-name="Strong_20_Emphasis"><text:span text:style-name="T84">Dutch</text:span></text:span><text:span text:style-name="Strong_20_Emphasis"><text:span text:style-name="T30"> en klik op </text:span></text:span><text:span text:style-name="Strong_20_Emphasis"><text:span text:style-name="T8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3"><text:span text:style-name="Strong_20_Emphasis"><text:span text:style-name="T71">Bij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77">Bij <text:span text:style-name="T27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82"><text:span text:style-name="T227">Stel geen </text:span><text:span text:style-name="T228">Root</text:span><text:span text:style-name="T227">-wachtwoord in, klik gewoon op </text:span><text:span text:style-name="Strong_20_Emphasis"><text:span text:style-name="T87">V</text:span></text:span><text:span text:style-name="Strong_20_Emphasis"><text:span text:style-name="T88">erdergaan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7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8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6" office:value-type="string">
            <text:p text:style-name="P80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0">wachtwoord</text:span></text:span><text:span text:style-name="Strong_20_Emphasis"><text:span text:style-name="T76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5">V</text:span></text:span><text:span text:style-name="Strong_20_Emphasis"><text:span text:style-name="T86">erdergaan</text:span></text:span><text:span text:style-name="Strong_20_Emphasis"><text:span text:style-name="T67">.</text:span></text:span></text:p>
          </table:table-cell>
        </table:table-row>
      </table:table>
      <text:p text:style-name="P42"><text:span text:style-name="Strong_20_Emphasis"><text:span text:style-name="T75"/></text:span></text:p>
      <text:list xml:id="list140960671230940" text:continue-numbering="true" text:style-name="L1">
        <text:list-item>
          <text:p text:style-name="P92"><text:span text:style-name="Strong_20_Emphasis"><text:span text:style-name="T91">Installatie </text:span></text:span><text:span text:style-name="Strong_20_Emphasis"><text:span text:style-name="T92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6" text:note-class="footnote"><text:note-citation>1</text:note-citation><text:note-body><text:p text:style-name="P58"><text:span text:style-name="T278">Debian-</text:span><text:span text:style-name="T279">p</text:span>akket kz plaatst documenten en scripts van Karel Zimmer <text:span text:style-name="T277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62">) </text:span></text:span>voor het installeren en beheren van Debian en op Debian gebaseerd systeem zoals Ubuntu.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87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4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3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6"><text:tab/></text:span></text:span></text:p>
      <text:list xml:id="list140959261819004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3"><text:span text:style-name="User_20_Entry"><text:span text:style-name="T106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2">gebruiker</text:span></text:span><text:span text:style-name="User_20_Entry"><text:span text:style-name="T134">s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3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0">4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93">E</text:span><text:span text:style-name="T94">inde c</text:span><text:span text:style-name="T95">hecklist, </text:span><text:span text:style-name="T96">d</text:span><text:span text:style-name="T95">e</text:span><text:span text:style-name="T193"> installatie van </text:span><text:span text:style-name="T193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94"><text:s/></text:span></text:span><text:span text:style-name="Strong_20_Emphasis"><text:span text:style-name="T195">LTS </text:span></text:span><text:span text:style-name="Strong_20_Emphasis"><text:span text:style-name="T198"><text:user-field-get text:name="Edition">server</text:user-field-get></text:span></text:span><text:span text:style-name="Strong_20_Emphasis"><text:span text:style-name="T198"><text:s/></text:span></text:span><text:span text:style-name="T193">is voltooid.</text:span></text:p>
      <text:p text:style-name="P34"/>
      <text:p text:style-name="P28"><text:span text:style-name="Emphasis"><text:span text:style-name="T28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1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3">CC0 1.0 Universeel</text:span></text:span></text:a><text:span text:style-name="Emphasis"><text:span text:style-name="T280">,</text:span></text:span><text:span text:style-name="Emphasis"><text:span text:style-name="T282"> </text:span></text:span><text:span text:style-name="Strong_20_Emphasis"><text:span text:style-name="T46"><text:user-field-get text:name="Releaseyear">2023</text:user-field-get></text:span></text:span><text:span text:style-name="Emphasis"><text:span text:style-name="T28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7T14:09:58.718392616">07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7T14:09:58.525035796</dc:date>
    <meta:keyword>Installatie</meta:keyword>
    <meta:keyword>Checklist</meta:keyword>
    <meta:keyword>Linux</meta:keyword>
    <meta:editing-cycles>6877</meta:editing-cycles>
    <meta:editing-duration>P12DT4H7M15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32" meta:character-count="3678" meta:non-whitespace-character-count="3180"/>
    <meta:user-defined meta:name="Info 1"/>
    <meta:user-defined meta:name="Info 2"/>
    <meta:user-defined meta:name="Info 3"/>
    <meta:user-defined meta:name="Info 4"/>
  </office:meta>
</office:document-meta>
</file>